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7736in" fo:margin-left="2.4104in" table:align="left"/>
    </style:style>
    <style:style style:name="Table1.A" style:family="table-column">
      <style:table-column-properties style:column-width="0.625in"/>
    </style:style>
    <style:style style:name="Table1.B" style:family="table-column">
      <style:table-column-properties style:column-width="0.4896in"/>
    </style:style>
    <style:style style:name="Table1.D" style:family="table-column">
      <style:table-column-properties style:column-width="0.4799in"/>
    </style:style>
    <style:style style:name="Table1.E" style:family="table-column">
      <style:table-column-properties style:column-width="0.5542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74d91" officeooo:paragraph-rsid="00174d91"/>
    </style:style>
    <style:style style:name="P2" style:family="paragraph" style:parent-style-name="Standard">
      <style:text-properties officeooo:rsid="00174d91" officeooo:paragraph-rsid="0018d2aa"/>
    </style:style>
    <style:style style:name="P3" style:family="paragraph" style:parent-style-name="Standard">
      <style:text-properties fo:font-weight="bold" officeooo:rsid="00174d91" officeooo:paragraph-rsid="00174d91" style:font-weight-asian="bold" style:font-weight-complex="bold"/>
    </style:style>
    <style:style style:name="P4" style:family="paragraph" style:parent-style-name="Standard">
      <style:text-properties fo:font-weight="bold" officeooo:rsid="00197ff7" officeooo:paragraph-rsid="00197ff7" style:font-weight-asian="bold" style:font-weight-complex="bold"/>
    </style:style>
    <style:style style:name="P5" style:family="paragraph" style:parent-style-name="Standard">
      <style:text-properties officeooo:rsid="0018d2aa" officeooo:paragraph-rsid="0018d2aa"/>
    </style:style>
    <style:style style:name="P6" style:family="paragraph" style:parent-style-name="Standard">
      <style:text-properties fo:font-size="14pt" fo:font-weight="bold" officeooo:rsid="00174d91" officeooo:paragraph-rsid="00174d91" style:font-size-asian="14pt" style:font-weight-asian="bold" style:font-size-complex="14pt" style:font-weight-complex="bold"/>
    </style:style>
    <style:style style:name="P7" style:family="paragraph" style:parent-style-name="Standard">
      <style:text-properties fo:font-size="14pt" fo:font-weight="bold" officeooo:rsid="00198d7a" officeooo:paragraph-rsid="00198d7a" style:font-size-asian="14pt" style:font-weight-asian="bold" style:font-size-complex="14pt" style:font-weight-complex="bold"/>
    </style:style>
    <style:style style:name="P8" style:family="paragraph" style:parent-style-name="Standard">
      <style:text-properties fo:color="#000000" fo:font-weight="bold" officeooo:rsid="00198d7a" officeooo:paragraph-rsid="00198d7a" style:font-weight-asian="bold" style:font-weight-complex="bold"/>
    </style:style>
    <style:style style:name="P9" style:family="paragraph" style:parent-style-name="Standard">
      <style:text-properties fo:color="#000000" fo:font-weight="bold" officeooo:rsid="0019da33" officeooo:paragraph-rsid="0019da33" style:font-weight-asian="bold" style:font-weight-complex="bold"/>
    </style:style>
    <style:style style:name="P10" style:family="paragraph" style:parent-style-name="Standard">
      <style:text-properties fo:color="#000000" fo:font-weight="bold" officeooo:rsid="0019da33" officeooo:paragraph-rsid="001a0087" style:font-weight-asian="bold" style:font-weight-complex="bold"/>
    </style:style>
    <style:style style:name="P11" style:family="paragraph" style:parent-style-name="Standard">
      <style:text-properties fo:color="#000000" fo:font-weight="bold" officeooo:rsid="001a0087" officeooo:paragraph-rsid="001a0087" style:font-weight-asian="bold" style:font-weight-complex="bold"/>
    </style:style>
    <style:style style:name="P12" style:family="paragraph" style:parent-style-name="Standard">
      <style:text-properties fo:color="#000000" fo:font-weight="bold" officeooo:rsid="001a0087" officeooo:paragraph-rsid="001bf30f" style:font-weight-asian="bold" style:font-weight-complex="bold"/>
    </style:style>
    <style:style style:name="P13" style:family="paragraph" style:parent-style-name="Standard">
      <style:text-properties fo:color="#000000" fo:font-weight="bold" officeooo:rsid="001adbd2" officeooo:paragraph-rsid="001adbd2" style:font-weight-asian="bold" style:font-weight-complex="bold"/>
    </style:style>
    <style:style style:name="P14" style:family="paragraph" style:parent-style-name="Standard">
      <style:text-properties fo:color="#000000" fo:font-weight="bold" officeooo:rsid="001adbd2" officeooo:paragraph-rsid="001bf30f" style:font-weight-asian="bold" style:font-weight-complex="bold"/>
    </style:style>
    <style:style style:name="P15" style:family="paragraph" style:parent-style-name="Standard">
      <style:text-properties fo:color="#000000" fo:font-weight="bold" officeooo:rsid="001bf30f" officeooo:paragraph-rsid="001bf30f" style:font-weight-asian="bold" style:font-weight-complex="bold"/>
    </style:style>
    <style:style style:name="P16" style:family="paragraph" style:parent-style-name="Standard">
      <style:text-properties fo:color="#000000" fo:font-weight="bold" officeooo:rsid="001bf30f" officeooo:paragraph-rsid="001c4b28" style:font-weight-asian="bold" style:font-weight-complex="bold"/>
    </style:style>
    <style:style style:name="P17" style:family="paragraph" style:parent-style-name="Standard">
      <style:paragraph-properties fo:text-align="center" style:justify-single-word="false"/>
      <style:text-properties fo:color="#000000" fo:font-weight="bold" officeooo:rsid="001bf30f" officeooo:paragraph-rsid="001c4b28" style:font-weight-asian="bold" style:font-weight-complex="bold"/>
    </style:style>
    <style:style style:name="P18" style:family="paragraph" style:parent-style-name="Standard">
      <style:text-properties fo:color="#000000" fo:font-weight="bold" officeooo:rsid="001e2153" officeooo:paragraph-rsid="001bf30f" style:font-weight-asian="bold" style:font-weight-complex="bold"/>
    </style:style>
    <style:style style:name="P19" style:family="paragraph" style:parent-style-name="Standard">
      <style:text-properties fo:color="#000000" fo:font-weight="normal" officeooo:rsid="0019da33" officeooo:paragraph-rsid="00197ff7" style:font-weight-asian="normal" style:font-weight-complex="normal"/>
    </style:style>
    <style:style style:name="P20" style:family="paragraph" style:parent-style-name="Standard">
      <style:text-properties fo:color="#000000" fo:font-weight="normal" officeooo:rsid="001e2153" officeooo:paragraph-rsid="001e2153" style:font-weight-asian="normal" style:font-weight-complex="normal"/>
    </style:style>
    <style:style style:name="P21" style:family="paragraph" style:parent-style-name="Standard">
      <style:text-properties fo:color="#000000" fo:font-weight="normal" officeooo:rsid="001e2153" officeooo:paragraph-rsid="001e9877" style:font-weight-asian="normal" style:font-weight-complex="normal"/>
    </style:style>
    <style:style style:name="P22" style:family="paragraph" style:parent-style-name="Standard">
      <style:text-properties fo:color="#000000" fo:font-weight="normal" officeooo:rsid="00198d7a" officeooo:paragraph-rsid="00198d7a" style:font-weight-asian="normal" style:font-weight-complex="normal"/>
    </style:style>
    <style:style style:name="P23" style:family="paragraph" style:parent-style-name="Standard">
      <style:text-properties fo:color="#000000" fo:font-weight="normal" officeooo:rsid="001a0087" officeooo:paragraph-rsid="001a0087" style:font-weight-asian="normal" style:font-weight-complex="normal"/>
    </style:style>
    <style:style style:name="P24" style:family="paragraph" style:parent-style-name="Standard">
      <style:text-properties fo:color="#000000" fo:font-weight="normal" officeooo:rsid="001adbd2" officeooo:paragraph-rsid="001adbd2" style:font-weight-asian="normal" style:font-weight-complex="normal"/>
    </style:style>
    <style:style style:name="P25" style:family="paragraph" style:parent-style-name="Standard">
      <style:text-properties fo:color="#000000" fo:font-weight="normal" officeooo:rsid="001adbd2" officeooo:paragraph-rsid="001bf30f" style:font-weight-asian="normal" style:font-weight-complex="normal"/>
    </style:style>
    <style:style style:name="P26" style:family="paragraph" style:parent-style-name="Standard">
      <style:text-properties fo:color="#000000" fo:font-weight="normal" officeooo:rsid="001bf30f" officeooo:paragraph-rsid="001bf30f" style:font-weight-asian="normal" style:font-weight-complex="normal"/>
    </style:style>
    <style:style style:name="P27" style:family="paragraph" style:parent-style-name="Standard">
      <style:text-properties fo:color="#000000" fo:font-weight="normal" officeooo:rsid="001c4b28" officeooo:paragraph-rsid="001bf30f" style:font-weight-asian="normal" style:font-weight-complex="normal"/>
    </style:style>
    <style:style style:name="P28" style:family="paragraph" style:parent-style-name="Standard">
      <style:text-properties fo:color="#000000" style:text-underline-style="solid" style:text-underline-width="auto" style:text-underline-color="font-color" fo:font-weight="normal" officeooo:rsid="001e2153" officeooo:paragraph-rsid="001e2153" style:font-weight-asian="normal" style:font-weight-complex="normal"/>
    </style:style>
    <style:style style:name="P29" style:family="paragraph" style:parent-style-name="Standard">
      <style:text-properties fo:color="#000000" style:text-underline-style="solid" style:text-underline-width="auto" style:text-underline-color="font-color" fo:font-weight="normal" officeooo:rsid="001a0087" officeooo:paragraph-rsid="001a0087" style:font-weight-asian="normal" style:font-weight-complex="normal"/>
    </style:style>
    <style:style style:name="P30" style:family="paragraph" style:parent-style-name="Standard">
      <style:text-properties fo:color="#000000" style:text-underline-style="none" fo:font-weight="normal" officeooo:rsid="001e2153" officeooo:paragraph-rsid="001e2153" style:font-weight-asian="normal" style:font-weight-complex="normal"/>
    </style:style>
    <style:style style:name="P31" style:family="paragraph" style:parent-style-name="Standard">
      <style:text-properties fo:color="#000000" style:text-underline-style="none" fo:font-weight="normal" officeooo:rsid="001e2153" officeooo:paragraph-rsid="001e9877" style:font-weight-asian="normal" style:font-weight-complex="normal"/>
    </style:style>
    <style:style style:name="P32" style:family="paragraph" style:parent-style-name="Standard">
      <style:text-properties fo:color="#000000" style:text-underline-style="none" fo:font-weight="normal" officeooo:rsid="001ed774" officeooo:paragraph-rsid="001ed774" style:font-weight-asian="normal" style:font-weight-complex="normal"/>
    </style:style>
    <style:style style:name="P33" style:family="paragraph" style:parent-style-name="Standard">
      <style:text-properties fo:color="#000000" style:text-underline-style="none" fo:font-weight="normal" officeooo:rsid="001ed774" officeooo:paragraph-rsid="001f4990" style:font-weight-asian="normal" style:font-weight-complex="normal"/>
    </style:style>
    <style:style style:name="P34" style:family="paragraph" style:parent-style-name="Standard">
      <style:text-properties fo:color="#000000" style:text-underline-style="none" fo:font-weight="normal" officeooo:rsid="001f4990" officeooo:paragraph-rsid="001f4990" style:font-weight-asian="normal" style:font-weight-complex="normal"/>
    </style:style>
    <style:style style:name="P35" style:family="paragraph" style:parent-style-name="Standard">
      <style:text-properties fo:color="#000000" style:text-underline-style="none" fo:font-weight="normal" officeooo:rsid="001fc10c" officeooo:paragraph-rsid="001fc10c" style:font-weight-asian="normal" style:font-weight-complex="normal"/>
    </style:style>
    <style:style style:name="P36" style:family="paragraph" style:parent-style-name="Standard">
      <style:text-properties fo:color="#000000" style:text-underline-style="none" fo:font-weight="normal" officeooo:rsid="00201582" officeooo:paragraph-rsid="001f4990" style:font-weight-asian="normal" style:font-weight-complex="normal"/>
    </style:style>
    <style:style style:name="P37" style:family="paragraph" style:parent-style-name="Standard">
      <style:text-properties fo:font-weight="normal" officeooo:rsid="00198d7a" officeooo:paragraph-rsid="00198d7a" style:font-weight-asian="normal" style:font-weight-complex="normal"/>
    </style:style>
    <style:style style:name="P38" style:family="paragraph" style:parent-style-name="Standard">
      <style:text-properties fo:color="#336633" style:text-underline-style="none" fo:font-weight="normal" officeooo:rsid="001f4990" officeooo:paragraph-rsid="001f4990" style:font-weight-asian="normal" style:font-weight-complex="normal"/>
    </style:style>
    <style:style style:name="P39" style:family="paragraph" style:parent-style-name="Table_20_Contents">
      <style:paragraph-properties fo:text-align="center" style:justify-single-word="false"/>
      <style:text-properties officeooo:rsid="001c4b28" officeooo:paragraph-rsid="001c4b28"/>
    </style:style>
    <style:style style:name="P40" style:family="paragraph" style:parent-style-name="Table_20_Contents">
      <style:paragraph-properties fo:text-align="center" style:justify-single-word="false"/>
      <style:text-properties officeooo:paragraph-rsid="001c4b28"/>
    </style:style>
    <style:style style:name="P41" style:family="paragraph" style:parent-style-name="Standard">
      <style:text-properties fo:color="#000000" style:text-underline-style="none" fo:font-weight="normal" officeooo:rsid="002479ce" officeooo:paragraph-rsid="002479ce" style:font-weight-asian="normal" style:font-weight-complex="normal"/>
    </style:style>
    <style:style style:name="P42"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fo:font-weight="normal" officeooo:rsid="00198d7a" style:font-weight-asian="normal" style:font-weight-complex="normal"/>
    </style:style>
    <style:style style:name="T4" style:family="text">
      <style:text-properties fo:font-weight="normal" officeooo:rsid="001a0087" style:font-weight-asian="normal" style:font-weight-complex="normal"/>
    </style:style>
    <style:style style:name="T5" style:family="text">
      <style:text-properties fo:font-weight="normal" officeooo:rsid="001bf30f" style:font-weight-asian="normal" style:font-weight-complex="normal"/>
    </style:style>
    <style:style style:name="T6" style:family="text">
      <style:text-properties fo:font-weight="normal" officeooo:rsid="001c4b28" style:font-weight-asian="normal" style:font-weight-complex="normal"/>
    </style:style>
    <style:style style:name="T7" style:family="text">
      <style:text-properties fo:color="#3333ff" fo:font-weight="normal" officeooo:rsid="00198d7a" style:font-weight-asian="normal" style:font-weight-complex="normal"/>
    </style:style>
    <style:style style:name="T8" style:family="text">
      <style:text-properties fo:color="#009933" fo:font-weight="normal" officeooo:rsid="00198d7a" style:font-weight-asian="normal" style:font-weight-complex="normal"/>
    </style:style>
    <style:style style:name="T9" style:family="text">
      <style:text-properties officeooo:rsid="001bf30f"/>
    </style:style>
    <style:style style:name="T10" style:family="text">
      <style:text-properties officeooo:rsid="001e9877"/>
    </style:style>
    <style:style style:name="T11" style:family="text">
      <style:text-properties fo:font-style="italic" style:font-style-asian="italic" style:font-style-complex="italic"/>
    </style:style>
    <style:style style:name="T12" style:family="text">
      <style:text-properties fo:font-style="italic" officeooo:rsid="001e9877" style:font-style-asian="italic" style:font-style-complex="italic"/>
    </style:style>
    <style:style style:name="T13" style:family="text">
      <style:text-properties fo:font-style="italic" officeooo:rsid="001ed774"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1e9877" style:font-style-asian="normal" style:font-style-complex="normal"/>
    </style:style>
    <style:style style:name="T16" style:family="text">
      <style:text-properties fo:font-style="normal" officeooo:rsid="001ed774" style:font-style-asian="normal" style:font-style-complex="normal"/>
    </style:style>
    <style:style style:name="T17" style:family="text">
      <style:text-properties fo:color="#336633"/>
    </style:style>
    <style:style style:name="T18" style:family="text">
      <style:text-properties fo:color="#336633" officeooo:rsid="001f4990"/>
    </style:style>
    <style:style style:name="T19" style:family="text">
      <style:text-properties fo:color="#ff3333" officeooo:rsid="001f4990"/>
    </style:style>
    <style:style style:name="T20" style:family="text">
      <style:text-properties fo:color="#ff950e"/>
    </style:style>
    <style:style style:name="T21" style:family="text">
      <style:text-properties officeooo:rsid="001fc10c"/>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solid" draw:fill-color="#ffffff" draw:textarea-horizontal-align="center" draw:textarea-vertical-align="middle"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center" draw:textarea-vertical-align="middle"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1" draw:textarea-horizontal-align="center" draw:textarea-vertical-align="middl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579d1c" draw:marker-end="Arrowheads_20_1" draw:fill="solid" draw:fill-color="#aecf00" draw:textarea-horizontal-align="center" draw:textarea-vertical-align="middl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579d1c" draw:marker-end="Arrowheads_20_1" draw:textarea-horizontal-align="center" draw:textarea-vertical-align="middl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ffff99" draw:textarea-horizontal-align="center" draw:textarea-vertical-align="middle"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ff6666" draw:textarea-horizontal-align="center" draw:textarea-vertical-align="middle"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ff6666" draw:marker-end="Arrowheads_20_1" draw:fill="solid"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ff6666"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ffd320" draw:marker-end="Arrowheads_20_1" draw:fill="solid" draw:fill-color="#ffd32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cc00"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ffd320"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579d1c"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ff420e"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QUESTIONS </text:p>
      <text:p text:style-name="P6"/>
      <text:p text:style-name="P3">1) In what cases can a deadlock occur? Is there a reliable way to predict a deadlock in advance and avoid such scenarios? </text:p>
      <text:p text:style-name="P1"/>
      <text:p text:style-name="P1">There are 2 possible deadlock configurations for this problem.</text:p>
      <text:p text:style-name="P1"/>
      <text:p text:style-name="P1"><text:span text:style-name="T1">With 2 chefs:</text:span> one wants to go to the station where the other is in. </text:p>
      <text:p text:style-name="P1"/>
      <text:p text:style-name="P1"><draw:circle text:anchor-type="paragraph" draw:z-index="0" draw:style-name="gr1" draw:text-style-name="P42" svg:width="0.6004in" svg:height="0.6004in" svg:x="2.3661in" svg:y="0.0583in"><text:p text:style-name="P42">1</text:p></draw:circle><draw:circle text:anchor-type="paragraph" draw:z-index="1" draw:style-name="gr1" draw:text-style-name="P42" svg:width="0.6004in" svg:height="0.6004in" svg:x="4.2409in" svg:y="0.0772in"><text:p text:style-name="P42">2</text:p></draw:circle></text:p>
      <text:p text:style-name="P1"><draw:line text:anchor-type="paragraph" draw:z-index="12" draw:style-name="gr2" draw:text-style-name="P42" svg:x1="3.0244in" svg:y1="0.0591in" svg:x2="4.1472in" svg:y2="0.0591in"><text:p/></draw:line></text:p>
      <text:p text:style-name="P1"><draw:line text:anchor-type="paragraph" draw:z-index="2" draw:style-name="gr2" draw:text-style-name="P42" svg:x1="4.087in" svg:y1="0.1591in" svg:x2="3.0453in" svg:y2="0.1591in"><text:p/></draw:line></text:p>
      <text:p text:style-name="P1"/>
      <text:p text:style-name="P1"/>
      <text:p text:style-name="P1"/>
      <text:p text:style-name="P1"><text:span text:style-name="T1">With 3 chefs:</text:span> chef1 wants to go chef2's station, chef2 wants to go to chef3's station and chef3 wants to go to chef1's station </text:p>
      <text:p text:style-name="P1"><draw:circle text:anchor-type="paragraph" draw:z-index="4" draw:style-name="gr1" draw:text-style-name="P42" svg:width="0.6004in" svg:height="0.6004in" svg:x="3.2098in" svg:y="0.0437in"><text:p text:style-name="P42">2</text:p></draw:circle></text:p>
      <text:p text:style-name="P1"/>
      <text:p text:style-name="P1"><draw:line text:anchor-type="paragraph" draw:z-index="7" draw:style-name="gr2" draw:text-style-name="P42" svg:x1="3.8098in" svg:y1="0.1874in" svg:x2="4.1118in" svg:y2="0.513in"><text:p/></draw:line></text:p>
      <text:p text:style-name="P1"><draw:line text:anchor-type="paragraph" draw:z-index="6" draw:style-name="gr2" draw:text-style-name="P42" svg:x1="2.8453in" svg:y1="0.3421in" svg:x2="3.2098in" svg:y2="0.0193in"><text:p/></draw:line> </text:p>
      <text:p text:style-name="P1"><text:tab/><text:tab/></text:p>
      <text:p text:style-name="P1"><draw:circle text:anchor-type="paragraph" draw:z-index="3" draw:style-name="gr1" draw:text-style-name="P42" svg:width="0.6004in" svg:height="0.6004in" svg:x="2.3764in" svg:y="0.0437in"><text:p text:style-name="P42">1</text:p></draw:circle><draw:circle text:anchor-type="paragraph" draw:z-index="5" draw:style-name="gr1" draw:text-style-name="P42" svg:width="0.6004in" svg:height="0.6004in" svg:x="4.0244in" svg:y="0.0008in"><text:p text:style-name="P42">3</text:p></draw:circle></text:p>
      <text:p text:style-name="P1"><draw:line text:anchor-type="paragraph" draw:z-index="8" draw:style-name="gr2" draw:text-style-name="P42" svg:x1="3.8055in" svg:y1="0.1736in" svg:x2="3.1909in" svg:y2="0.1736in"><text:p/></draw:line></text:p>
      <text:p text:style-name="P1"/>
      <text:p text:style-name="P1"/>
      <text:p text:style-name="P1"/>
      <text:p text:style-name="P2">It's hard to avoid such scenarios in advance, because one move now can cause a dead-lock several steps later. Also, this process depends on many variables, such as the time one chef will reach certain station. </text:p>
      <text:p text:style-name="P5">However, deadlock conditions has an interesting property: they form a circular graph. Then, one safe way to avoid them would search for circles on the graph formed by the chef movement intentions (edges) and stations (vertices). When a chef try to enter the field, check for dead-locks in the graph formed by the intentions of the chefs that are already in the field and his own intentions. Just enter when it's safe.</text:p>
      <text:p text:style-name="P5">Although it seems simple, <text:span text:style-name="T9">this solution sacrifices parallelism. So, we desire a more flexible solution.</text:span></text:p>
      <text:p text:style-name="P1"/>
      <text:p text:style-name="P1"/>
      <text:p text:style-name="P3">2) What is the most fair way to avoid starvation? In what cases is it reasonable to sacrifice perfor- </text:p>
      <text:p text:style-name="P3">mance/parallelism to avoid starvation?</text:p>
      <text:p text:style-name="P4"><text:span text:style-name="T2">The most fair way to avoid starvation is to assign higher priority for chefs that has late orders when it tries to accesses certain station. One reasonable case that it's worth the performance/parallelism sacrifice to avoid starvation is to wait </text:span><text:span text:style-name="T3">a</text:span><text:span text:style-name="T2"> station to be used by a chef that it's late but will use it soon even if the spot is safe to enter.</text:span></text:p>
      <text:p text:style-name="P4"/>
      <text:p text:style-name="P4"/>
      <text:p text:style-name="P4"/>
      <text:p text:style-name="P4"/>
      <text:p text:style-name="P4"/>
      <text:p text:style-name="P4"><text:soft-page-break/></text:p>
      <text:p text:style-name="P37">Chef 1 is late and it's still using the first station.</text:p>
      <text:p text:style-name="P37">Chefs 2 and 3<text:tab/>wants to enter on the second station. It is safe, because they are planning (green arrows) to go on other direction. However, it's better to wait for chef 1 use it first.</text:p>
      <text:p text:style-name="P37"><text:tab/><text:tab/><text:tab/><text:tab/><text:tab/><text:tab/><text:tab/></text:p>
      <text:p text:style-name="P37"><text:tab/><text:tab/><text:tab/><text:tab/><text:tab/><text:tab/> <text:s text:c="5"/>2-3 (queue) – safe to enter, but it's better to wait for 1</text:p>
      <text:p text:style-name="P4"><draw:circle text:anchor-type="paragraph" draw:z-index="9" draw:style-name="gr1" draw:text-style-name="P42" svg:width="0.6004in" svg:height="0.6004in" svg:x="1.0744in" svg:y="0.1437in"><text:p text:style-name="P42">1</text:p></draw:circle><draw:circle text:anchor-type="paragraph" draw:z-index="10" draw:style-name="gr3" draw:text-style-name="P42" svg:width="0.6004in" svg:height="0.6004in" svg:x="3.0429in" svg:y="0.1374in"><text:p/></draw:circle><draw:circle text:anchor-type="paragraph" draw:z-index="11" draw:style-name="gr3" draw:text-style-name="P42" svg:width="0.6004in" svg:height="0.6004in" svg:x="5.2201in" svg:y="0.1728in"><text:p/></draw:circle><text:tab/><text:tab/><text:span text:style-name="T3">late</text:span></text:p>
      <text:p text:style-name="P4"><draw:line text:anchor-type="paragraph" draw:z-index="15" draw:name="1" draw:style-name="gr6" draw:text-style-name="P42" svg:x1="3.9307in" svg:y1="0.3945in" svg:x2="5.0535in" svg:y2="0.3945in"><text:p/></draw:line><draw:line text:anchor-type="paragraph" draw:z-index="14" draw:name="1" draw:style-name="gr5" draw:text-style-name="P42" svg:x1="3.9307in" svg:y1="0.1547in" svg:x2="5.0535in" svg:y2="0.1547in"><text:p/></draw:line><draw:line text:anchor-type="paragraph" draw:z-index="13" draw:name="1" draw:style-name="gr4" draw:text-style-name="P42" svg:x1="1.7846in" svg:y1="0.2382in" svg:x2="2.9075in" svg:y2="0.2382in"><text:p/></draw:line><text:span text:style-name="T2"><text:tab/><text:tab/><text:tab/><text:tab/> <text:s text:c="5"/></text:span><text:span text:style-name="T7">1<text:tab/><text:tab/><text:tab/><text:tab/><text:tab/></text:span><text:span text:style-name="T8">2</text:span></text:p>
      <text:p text:style-name="P4"><text:span text:style-name="T7"><text:tab/><text:tab/><text:tab/><text:tab/><text:tab/><text:tab/><text:tab/><text:tab/><text:tab/></text:span><text:span text:style-name="T8">3</text:span></text:p>
      <text:p text:style-name="P4"/>
      <text:p text:style-name="P4"/>
      <text:p text:style-name="P4"/>
      <text:p text:style-name="P7">SOLUTION</text:p>
      <text:p text:style-name="P19"/>
      <text:p text:style-name="P8"/>
      <text:p text:style-name="P22">STRUCTURE</text:p>
      <text:p text:style-name="P8"/>
      <text:p text:style-name="P22">1 thread for each chef and 1 thread to generate orders</text:p>
      <text:p text:style-name="P9"><text:span text:style-name="T2">1 mutex-cond_var </text:span><text:span text:style-name="T4">pair </text:span><text:span text:style-name="T2">/ 2 semaphores for each station</text:span></text:p>
      <text:p text:style-name="P10"><text:span text:style-name="T4">1 mutex + 1</text:span><text:span text:style-name="T2"> mutex-cond_var </text:span><text:span text:style-name="T4">pair + associated variables / 2 semaphores for order handling</text:span></text:p>
      <text:p text:style-name="P23">Several mutexes / binary semaphores for mutual exclusion of shared variables</text:p>
      <text:p text:style-name="P11"/>
      <text:p text:style-name="P11"/>
      <text:p text:style-name="P23">ORDER HANDLING</text:p>
      <text:p text:style-name="P11"/>
      <text:p text:style-name="P29">*Semaphores</text:p>
      <text:p text:style-name="P11"/>
      <text:p text:style-name="P11"><text:span text:style-name="T2">- remaining_orders: initial value is MAX_ORDERS </text:span><text:span text:style-name="T5">(30)</text:span><text:span text:style-name="T2">. Waited by chefs whenever it's free. It's 0 when there is no more orders to arrive;</text:span></text:p>
      <text:p text:style-name="P11"/>
      <text:p text:style-name="P23">- available_orders: initial value is ZERO. Posted by order thread whenever there is a new order on the queue. Waited by chefs waiting for orders.</text:p>
      <text:p text:style-name="P11"/>
      <text:p text:style-name="P29">*Mutex/CondVariable</text:p>
      <text:p text:style-name="P11"/>
      <text:p text:style-name="P12"><text:span text:style-name="T2">- remaining_orders count is initially MAX_ORDERS </text:span><text:span text:style-name="T5">(30)</text:span><text:span text:style-name="T2"> and it is decreased by chefs (protected by mutex)</text:span></text:p>
      <text:p text:style-name="P11"/>
      <text:p text:style-name="P23">- available_orders count is initially ZERO. Chefs wait on the associated cv when it's zero. Order thread signal one waiting chef when it notice the count was zero before incrementing it.</text:p>
      <text:p text:style-name="P11"/>
      <text:p text:style-name="P11"/>
      <text:p text:style-name="P24">STATION USAGE</text:p>
      <text:p text:style-name="P13"/>
      <text:p text:style-name="P14"><text:span text:style-name="T2">Each station has a mutex/binary semaphore to protect it. When a chef enters the critical region, it checks if his next move will potentially generate a deadlock. If it's true, wait on a cond_variable associated with this mutex, or wait on another semaphore with count 0 (I'll call it cond_semaphore). Otherwise, broadcast on the cond_var and release the mutex </text:span><text:span text:style-name="T5">both </text:span><text:span text:style-name="T2">associated with the station the chef is leaving (because it knows that it's safe to go to the next station). </text:span><text:span text:style-name="T5">On the same way, w</text:span><text:span text:style-name="T2">ith semaphores, </text:span><text:soft-page-break/><text:span text:style-name="T2">just post on cond_semaphore </text:span><text:span text:style-name="T5">enough</text:span><text:span text:style-name="T2"> to release all the sleeping chefs and then release the binary semaphore </text:span><text:span text:style-name="T5">both of the </text:span><text:span text:style-name="T2">he station the chef is leaving.</text:span></text:p>
      <text:p text:style-name="P14"/>
      <text:p text:style-name="P25"/>
      <text:p text:style-name="P26">CHECK DEAD-LOCK</text:p>
      <text:p text:style-name="P15"/>
      <text:p text:style-name="P28">Data Representation </text:p>
      <text:p text:style-name="P28"/>
      <text:p text:style-name="P15"><text:span text:style-name="T2">We need information about the other chefs' future moves to avoid dead-locks. On this way, I represented the graph proposed on question 1 by one matrix N_STATIONS x N_STATIONS (4x4) for each chef. Each cell indicates </text:span><text:span text:style-name="T6">how many times the associated chef intends to go from station ROW to the station COL. For example, a chef that just received recipe 5, will have the following intention graph.</text:span></text:p>
      <text:p text:style-name="P27"/>
      <text:p text:style-name="P27"><draw:circle text:anchor-type="paragraph" draw:z-index="16" draw:style-name="gr1" draw:text-style-name="P42" svg:width="0.6004in" svg:height="0.6004in" svg:x="2.9866in" svg:y="0.0252in"><text:p text:style-name="P42">STOVE</text:p></draw:circle></text:p>
      <text:p text:style-name="P15"/>
      <text:p text:style-name="P15"><text:tab/> <text:s text:c="6"/></text:p>
      <text:p text:style-name="P27"><draw:circle text:anchor-type="paragraph" draw:z-index="19" draw:style-name="gr1" draw:text-style-name="P42" svg:width="0.6004in" svg:height="0.6004in" svg:x="3.8618in" svg:y="0.0874in"><text:p text:style-name="P42">SINK</text:p></draw:circle><draw:circle text:anchor-type="paragraph" draw:z-index="17" draw:style-name="gr1" draw:text-style-name="P42" svg:width="0.6004in" svg:height="0.6004in" svg:x="1.9661in" svg:y="0.0937in"><text:p text:style-name="P42">PREP</text:p></draw:circle></text:p>
      <text:p text:style-name="P15"/>
      <text:p text:style-name="P15"><draw:line text:anchor-type="paragraph" draw:z-index="21" draw:style-name="gr2" draw:text-style-name="P42" svg:x1="3.7909in" svg:y1="0.0327in" svg:x2="2.6555in" svg:y2="0.0327in"><text:p/></draw:line><text:tab/><text:tab/><text:tab/> <text:s text:c="2"/></text:p>
      <text:p text:style-name="P15"><draw:line text:anchor-type="paragraph" draw:z-index="22" draw:style-name="gr2" draw:text-style-name="P42" svg:x1="2.5661in" svg:y1="0.0366in" svg:x2="2.9787in" svg:y2="0.372in"><text:p/></draw:line><draw:line text:anchor-type="paragraph" draw:z-index="20" draw:style-name="gr2" draw:text-style-name="P42" svg:x1="3.722in" svg:y1="0.4252in" svg:x2="4.0346in" svg:y2="0.1126in"><text:p/></draw:line></text:p>
      <text:p text:style-name="P16"><draw:circle text:anchor-type="paragraph" draw:z-index="18" draw:style-name="gr1" draw:text-style-name="P42" svg:width="0.6004in" svg:height="0.6004in" svg:x="3.0701in" svg:y="0.0752in"><text:p text:style-name="P42">OVEN</text:p></draw:circle><text:tab/> <text:s text:c="7"/><text:tab/><text:tab/><text:tab/><text:tab/><text:span text:style-name="T6">2x</text:span></text:p>
      <text:p text:style-name="P16"><text:tab/><text:tab/><text:tab/><text:tab/> <text:s/><text:tab/><text:tab/><text:tab/><text:tab/><text:span text:style-name="T6">2x</text:span></text:p>
      <text:p text:style-name="P15"/>
      <text:p text:style-name="P15"/>
      <text:p text:style-name="P15"/>
      <text:p text:style-name="P17"/>
      <table:table table:name="Table1" table:style-name="Table1">
        <table:table-column table:style-name="Table1.A"/>
        <table:table-column table:style-name="Table1.B"/>
        <table:table-column table:style-name="Table1.A"/>
        <table:table-column table:style-name="Table1.D"/>
        <table:table-column table:style-name="Table1.E"/>
        <table:table-row>
          <table:table-cell table:style-name="Table1.A1" office:value-type="string">
            <text:p text:style-name="P40"/>
          </table:table-cell>
          <table:table-cell table:style-name="Table1.A1" office:value-type="string">
            <text:p text:style-name="P39">PREP</text:p>
          </table:table-cell>
          <table:table-cell table:style-name="Table1.A1" office:value-type="string">
            <text:p text:style-name="P39">STOVE</text:p>
          </table:table-cell>
          <table:table-cell table:style-name="Table1.A1" office:value-type="string">
            <text:p text:style-name="P39">SINK</text:p>
          </table:table-cell>
          <table:table-cell table:style-name="Table1.E1" office:value-type="string">
            <text:p text:style-name="P39">OVEN</text:p>
          </table:table-cell>
        </table:table-row>
        <table:table-row>
          <table:table-cell table:style-name="Table1.A2" office:value-type="string">
            <text:p text:style-name="P39">PREP</text:p>
          </table:table-cell>
          <table:table-cell table:style-name="Table1.A2" office:value-type="string">
            <text:p text:style-name="P39">X</text:p>
          </table:table-cell>
          <table:table-cell table:style-name="Table1.A2" office:value-type="string">
            <text:p text:style-name="P39">0</text:p>
          </table:table-cell>
          <table:table-cell table:style-name="Table1.A2" office:value-type="string">
            <text:p text:style-name="P39">0</text:p>
          </table:table-cell>
          <table:table-cell table:style-name="Table1.E2" office:value-type="string">
            <text:p text:style-name="P39">2</text:p>
          </table:table-cell>
        </table:table-row>
        <table:table-row>
          <table:table-cell table:style-name="Table1.A2" office:value-type="string">
            <text:p text:style-name="P39">STOVE</text:p>
          </table:table-cell>
          <table:table-cell table:style-name="Table1.A2" office:value-type="string">
            <text:p text:style-name="P39">0</text:p>
          </table:table-cell>
          <table:table-cell table:style-name="Table1.A2" office:value-type="string">
            <text:p text:style-name="P39">X</text:p>
          </table:table-cell>
          <table:table-cell table:style-name="Table1.A2" office:value-type="string">
            <text:p text:style-name="P39">0</text:p>
          </table:table-cell>
          <table:table-cell table:style-name="Table1.E2" office:value-type="string">
            <text:p text:style-name="P39">0</text:p>
          </table:table-cell>
        </table:table-row>
        <table:table-row>
          <table:table-cell table:style-name="Table1.A2" office:value-type="string">
            <text:p text:style-name="P39">SINK</text:p>
          </table:table-cell>
          <table:table-cell table:style-name="Table1.A2" office:value-type="string">
            <text:p text:style-name="P39">1</text:p>
          </table:table-cell>
          <table:table-cell table:style-name="Table1.A2" office:value-type="string">
            <text:p text:style-name="P39">0</text:p>
          </table:table-cell>
          <table:table-cell table:style-name="Table1.A2" office:value-type="string">
            <text:p text:style-name="P39">X</text:p>
          </table:table-cell>
          <table:table-cell table:style-name="Table1.E2" office:value-type="string">
            <text:p text:style-name="P39">0</text:p>
          </table:table-cell>
        </table:table-row>
        <table:table-row>
          <table:table-cell table:style-name="Table1.A2" office:value-type="string">
            <text:p text:style-name="P39">OVEN</text:p>
          </table:table-cell>
          <table:table-cell table:style-name="Table1.A2" office:value-type="string">
            <text:p text:style-name="P39">0</text:p>
          </table:table-cell>
          <table:table-cell table:style-name="Table1.A2" office:value-type="string">
            <text:p text:style-name="P39">0</text:p>
          </table:table-cell>
          <table:table-cell table:style-name="Table1.A2" office:value-type="string">
            <text:p text:style-name="P39">2</text:p>
          </table:table-cell>
          <table:table-cell table:style-name="Table1.E2" office:value-type="string">
            <text:p text:style-name="P39">X</text:p>
          </table:table-cell>
        </table:table-row>
      </table:table>
      <text:p text:style-name="P17"/>
      <text:p text:style-name="P18"/>
      <text:p text:style-name="P21">Then, whenever a chef gets an order or complete a move, he updates his intention table (adding and removing edges). <text:span text:style-name="T10">The check_dead_lock algorithm will consider an overlay of all intention matrix as if there was an unique matrix with a list of chef/n_intentions for each cell. In addition, I </text:span>d<text:span text:style-name="T10">id</text:span> not<text:span text:style-name="T9"> </text:span>care about <text:span text:style-name="T9">timing and orders on the queue to keep it simpler and robust.</text:span></text:p>
      <text:p text:style-name="P20"/>
      <text:p text:style-name="P28">Algorithm</text:p>
      <text:p text:style-name="P30"/>
      <text:p text:style-name="P31">A chef who wants to enter a free region <text:span text:style-name="T10">(</text:span><text:span text:style-name="T12">target station</text:span><text:span text:style-name="T10">)</text:span> can cause a future dead-lock if his next move <text:span text:style-name="T10">(to the </text:span><text:span text:style-name="T12">next station</text:span><text:span text:style-name="T10">)</text:span> from that <text:span text:style-name="T14">target position</text:span> <text:span text:style-name="T10">is part of a circle in the complete graph.</text:span></text:p>
      <text:p text:style-name="P32"/>
      <text:p text:style-name="P32"/>
      <text:p text:style-name="P32"/>
      <text:p text:style-name="P32"/>
      <text:p text:style-name="P32"><text:soft-page-break/>Circle Identification Algorithm:</text:p>
      <text:p text:style-name="P31"><text:span text:style-name="T10">- For each </text:span><text:span text:style-name="T12">other chef</text:span><text:span text:style-name="T10"> (they form a </text:span><text:span text:style-name="T13">other_chef list</text:span><text:span text:style-name="T16">)</text:span></text:p>
      <text:p text:style-name="P31"><text:span text:style-name="T10">- Check if it intends to go </text:span><text:span text:style-name="T12">somewhere</text:span><text:span text:style-name="T10"> </text:span><text:span text:style-name="T12">else </text:span><text:span text:style-name="T10">from the </text:span><text:span text:style-name="T12">next station</text:span></text:p>
      <text:p text:style-name="P31"><text:span text:style-name="T12">- </text:span><text:span text:style-name="T15">If it goes</text:span><text:span text:style-name="T10"> back to the </text:span><text:span text:style-name="T12">target station</text:span><text:span text:style-name="T15">, it's a dead-lock </text:span><text:span text:style-name="T16">(return)</text:span></text:p>
      <text:p text:style-name="P31"><text:span text:style-name="T15">- If not, recursively repeat the process </text:span><text:span text:style-name="T16">(excluding</text:span><text:span text:style-name="T15"> </text:span><text:span text:style-name="T16">this </text:span><text:span text:style-name="T13">other chef</text:span><text:span text:style-name="T16"> from the </text:span><text:span text:style-name="T13">other chef list</text:span><text:span text:style-name="T16">) </text:span><text:span text:style-name="T15">taking this </text:span><text:span text:style-name="T12">somewhere else</text:span><text:span text:style-name="T15"> </text:span><text:span text:style-name="T16">station as the </text:span><text:span text:style-name="T13">next station</text:span><text:span text:style-name="T16"> (keep </text:span><text:span text:style-name="T13">target_station</text:span><text:span text:style-name="T16">)</text:span></text:p>
      <text:p text:style-name="P31"/>
      <text:p text:style-name="P32">The <text:s/><text:span text:style-name="T11">other_chef list</text:span><text:span text:style-name="T14"> is composed by the other chefs that came before the caller chef. As a good consequence, chefs with older orders can move along the stations without concerning about causing dead-locks with chefs with newer orders.</text:span></text:p>
      <text:p text:style-name="P32"/>
      <text:p text:style-name="P32"><draw:line text:anchor-type="paragraph" draw:z-index="31" draw:style-name="gr13" draw:text-style-name="P42" svg:x1="3.2126in" svg:y1="0.8138in" svg:x2="3.598in" svg:y2="1.0976in"><text:p/></draw:line><draw:line text:anchor-type="paragraph" draw:z-index="30" draw:style-name="gr12" draw:text-style-name="P42" svg:x1="2.7957in" svg:y1="1.0846in" svg:x2="2.8268in" svg:y2="1.772in"><text:p/></draw:line><draw:line text:anchor-type="paragraph" draw:z-index="29" draw:style-name="gr11" draw:text-style-name="P42" svg:x1="2.1291in" svg:y1="1.15in" svg:x2="2.4972in" svg:y2="0.8555in"><text:p/></draw:line><draw:line text:anchor-type="paragraph" draw:z-index="28" draw:style-name="gr10" draw:text-style-name="P42" svg:x1="2.4524in" svg:y1="2.022in" svg:x2="2.098in" svg:y2="1.75in"><text:p/></draw:line><draw:line text:anchor-type="paragraph" draw:z-index="27" draw:style-name="gr9" draw:text-style-name="P42" svg:x1="3.5354in" svg:y1="1.698in" svg:x2="3.1917in" svg:y2="1.9909in"><text:p/></draw:line><draw:circle text:anchor-type="paragraph" draw:z-index="25" draw:style-name="gr3" draw:text-style-name="P42" svg:width="0.6004in" svg:height="0.6004in" svg:x="2.5181in" svg:y="1.8791in"><text:p/></draw:circle><draw:circle text:anchor-type="paragraph" draw:z-index="24" draw:style-name="gr7" draw:text-style-name="P42" svg:width="0.6004in" svg:height="0.6004in" svg:x="1.5807in" svg:y="1.15in"><text:p text:style-name="P42">1</text:p></draw:circle><draw:circle text:anchor-type="paragraph" draw:z-index="23" draw:style-name="gr3" draw:text-style-name="P42" svg:width="0.6004in" svg:height="0.6004in" svg:x="2.4972in" svg:y="0.3791in"><text:p/></draw:circle>Example:</text:p>
      <text:p text:style-name="P32"><draw:circle text:anchor-type="paragraph" draw:z-index="26" draw:style-name="gr8" draw:text-style-name="P42" svg:width="0.6004in" svg:height="0.6004in" svg:x="3.4138in" svg:y="0.9063in"><text:p text:style-name="P42">2</text:p></draw:circle><text:tab/><text:tab/><text:tab/><text:tab/><text:tab/> <text:s text:c="5"/><text:span text:style-name="T17"><text:s/>3 is blocked </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4"/>
      <text:p text:style-name="P34">This solution worked well for many tries. Unfortunately, for my surprise, this condition is not enough. With this algorithm, a chef can be blocked because the next spot is occupied by a chef that was blocked because of a deadlock condition.</text:p>
      <text:p text:style-name="P34"/>
      <text:p text:style-name="P34"><draw:circle text:anchor-type="paragraph" draw:z-index="35" draw:style-name="gr7" draw:text-style-name="P42" svg:width="0.6004in" svg:height="0.6004in" svg:x="2.3201in" svg:y="0.0646in"><text:p text:style-name="P42">1</text:p></draw:circle>Example:</text:p>
      <text:p text:style-name="P34"><text:tab/><text:tab/><text:tab/><text:tab/><text:tab/><text:tab/><text:span text:style-name="T20">1 can't move forward because 3 will be on the next station</text:span></text:p>
      <text:p text:style-name="P34"><draw:line text:anchor-type="paragraph" draw:z-index="40" draw:style-name="gr13" draw:text-style-name="P42" svg:x1="2.202in" svg:y1="0.0953in" svg:x2="1.8374in" svg:y2="0.5433in"><text:p/></draw:line><draw:line text:anchor-type="paragraph" draw:z-index="39" draw:style-name="gr15" draw:text-style-name="P42" svg:x1="2.1291in" svg:y1="1.939in" svg:x2="1.65in" svg:y2="1.4492in"><text:p/></draw:line><draw:line text:anchor-type="paragraph" draw:z-index="38" draw:style-name="gr13" draw:text-style-name="P42" svg:x1="1.9209in" svg:y1="1.2543in" svg:x2="2.3063in" svg:y2="1.6161in"><text:p/></draw:line><draw:line text:anchor-type="paragraph" draw:z-index="37" draw:style-name="gr15" draw:text-style-name="P42" svg:x1="3.4209in" svg:y1="1.1772in" svg:x2="3.0563in" svg:y2="1.5744in"><text:p/></draw:line><draw:line text:anchor-type="paragraph" draw:z-index="36" draw:style-name="gr14" draw:text-style-name="P42" svg:x1="2.1291in" svg:y1="0.9075in" svg:x2="3.1394in" svg:y2="0.8866in"><text:p/></draw:line><draw:circle text:anchor-type="paragraph" draw:z-index="34" draw:style-name="gr3" draw:text-style-name="P42" svg:width="0.6004in" svg:height="0.6004in" svg:x="1.3827in" svg:y="0.6543in"><text:p/></draw:circle><draw:circle text:anchor-type="paragraph" draw:z-index="33" draw:style-name="gr8" draw:text-style-name="P42" svg:width="0.6004in" svg:height="0.6004in" svg:x="3.3098in" svg:y="0.5772in"><text:p text:style-name="P42">2</text:p></draw:circle><draw:circle text:anchor-type="paragraph" draw:z-index="32" draw:style-name="gr3" draw:text-style-name="P42" svg:width="0.6004in" svg:height="0.6004in" svg:x="2.3618in" svg:y="1.4835in"><text:p/></draw:circle></text:p>
      <text:p text:style-name="P34"/>
      <text:p text:style-name="P34"/>
      <text:p text:style-name="P34"/>
      <text:p text:style-name="P33"><text:span text:style-name="T17"><text:tab/>3 </text:span><text:span text:style-name="T18">find no<text:tab/><text:tab/><text:tab/><text:tab/><text:tab/><text:tab/> </text:span><text:span text:style-name="T19">2 will block on the next step</text:span></text:p>
      <text:p text:style-name="P38"><text:tab/>deadlock</text:p>
      <text:p text:style-name="P38"><text:tab/>and enter</text:p>
      <text:p text:style-name="P34"/>
      <text:p text:style-name="P34"/>
      <text:p text:style-name="P34"/>
      <text:p text:style-name="P34"/>
      <text:p text:style-name="P34"/>
      <text:p text:style-name="P36"/>
      <text:p text:style-name="P34">To make it simple, I added this special condition <text:span text:style-name="T21">to check_dead_lock condition. The algorithm became less flexible, but it still allows some conditions with 3 chefs working at the same time.</text:span></text:p>
      <text:p text:style-name="P34"/>
      <text:p text:style-name="P34"/>
      <text:p text:style-name="P41">You can get more information about the code in the README.txt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1" draw:display-name="Arrowheads 1"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6T11:35:24.527160326</meta:creation-date>
    <dc:date>2016-02-16T19:22:40.169395475</dc:date>
    <meta:editing-duration>PT7M55S</meta:editing-duration>
    <meta:editing-cycles>6</meta:editing-cycles>
    <meta:generator>LibreOffice/4.2.8.2$Linux_x86 LibreOffice_project/420m0$Build-2</meta:generator>
    <meta:document-statistic meta:table-count="1" meta:image-count="0" meta:object-count="0" meta:page-count="4" meta:paragraph-count="85" meta:word-count="1024" meta:character-count="5904" meta:non-whitespace-character-count="4839"/>
  </office:meta>
</office:document-meta>
</file>